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CD000001933DA57953.jpg" manifest:media-type="image/jpeg"/>
  <manifest:file-entry manifest:full-path="Pictures/100000000000089600000671994816F4.jpg" manifest:media-type="image/jpeg"/>
  <manifest:file-entry manifest:full-path="Pictures/10000000000008960000067146AA038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DD2015-title">
      <style:graphic-properties fo:min-height="6.6cm"/>
    </style:style>
    <style:style style:name="pr2" style:family="presentation" style:parent-style-name="ODD2015-subtitle">
      <style:graphic-properties draw:fill-color="#ffffff" fo:min-height="4.293cm"/>
    </style:style>
    <style:style style:name="pr3" style:family="presentation" style:parent-style-name="ODD2015-notes">
      <style:graphic-properties draw:fill-color="#ffffff" draw:auto-grow-height="true" fo:min-height="13.364cm"/>
    </style:style>
    <style:style style:name="pr4" style:family="presentation" style:parent-style-name="ODD2015-title">
      <style:graphic-properties draw:auto-grow-height="true" fo:min-height="3.506cm"/>
    </style:style>
    <style:style style:name="pr5" style:family="presentation" style:parent-style-name="ODD2015-outline1">
      <style:graphic-properties fo:min-height="11.929cm"/>
    </style:style>
    <style:style style:name="pr6" style:family="presentation" style:parent-style-name="ODD2015-title">
      <style:graphic-properties fo:min-height="3.506cm"/>
    </style:style>
    <style:style style:name="pr7" style:family="presentation" style:parent-style-name="ODD2015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DD2015" presentation:presentation-page-layout-name="AL1T0">
        <draw:frame presentation:style-name="pr1" draw:layer="layout" svg:width="25.199cm" svg:height="6.6cm" svg:x="1.4cm" svg:y="5.6cm" presentation:class="title" presentation:user-transformed="true">
          <draw:text-box>
            <text:p>Scraping con programación y sin ella, extracción de datos de PDFs, fuentes de datos comunes.</text:p>
          </draw:text-box>
        </draw:frame>
        <draw:frame presentation:style-name="pr2" draw:text-style-name="P1" draw:layer="layout" svg:width="25.199cm" svg:height="4.293cm" svg:x="1.4cm" svg:y="12.8cm" presentation:class="subtitle" presentation:user-transformed="true">
          <draw:text-box>
            <text:p><text:span text:style-name="T1">Renato Luis Ramirez River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DD2015" presentation:presentation-page-layout-name="AL2T3">
        <draw:frame presentation:style-name="pr4" draw:layer="layout" svg:width="25.199cm" svg:height="3.506cm" svg:x="1.4cm" svg:y="0.837cm" presentation:class="title">
          <draw:text-box>
            <text:p>Saludos</text:p>
          </draw:text-box>
        </draw:frame>
        <draw:frame draw:style-name="gr2" draw:text-style-name="P3" draw:layer="layout" svg:width="12.297cm" svg:height="10.75cm" svg:x="1.399cm" svg:y="5.628cm" presentation:class="graphic">
          <draw:image xlink:href="Pictures/10000000000001CD000001933DA5795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 presentation:user-transformed="true">
          <draw:text-box>
            <text:p text:style-name="P3"/>
            <text:p text:style-name="P3">renatolrr</text:p>
            <text:p text:style-name="P3"/>
            <text:p text:style-name="P3"><text:span text:style-name="T2">www,renatoramirez.com</text:span></text:p>
            <text:p text:style-name="P3"><text:span text:style-name="T2"/></text:p>
            <text:p text:style-name="P3"><text:span text:style-name="T2"/></text:p>
            <text:p text:style-name="P3"><text:span text:style-name="T2">https://github.com/renatolrr/O</text:span><text:span text:style-name="T2">penDataDay2015</text:span></text:p>
            <text:p text:style-name="P3"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DD2015" presentation:presentation-page-layout-name="AL3T1"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8960000067146AA038C.jpg" xlink:type="simple" xlink:show="embed" xlink:actuate="onLoad"/>
    <draw:fill-image draw:name="background" xlink:href="Pictures/100000000000089600000671994816F4.jpg" xlink:type="simple" xlink:show="embed" xlink:actuate="onLoad"/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DD2015-background" style:family="presentation">
      <style:graphic-properties draw:stroke="none" draw:fill="bitmap" draw:fill-image-name="background" style:repeat="stretch"/>
      <style:text-properties style:letter-kerning="true"/>
    </style:style>
    <style:style style:name="ODD20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DD201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DD2015-outline1" style:family="presentation">
      <style:graphic-properties draw:stroke="none" draw:fill="none" draw:auto-grow-height="false" draw:fit-to-size="shrink-to-fit">
        <text:list-style style:name="ODD20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DD2015-outline2" style:family="presentation" style:parent-style-name="ODD201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DD2015-outline3" style:family="presentation" style:parent-style-name="ODD201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ODD2015-outline4" style:family="presentation" style:parent-style-name="ODD201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ODD2015-outline5" style:family="presentation" style:parent-style-name="ODD201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DD2015-outline6" style:family="presentation" style:parent-style-name="ODD201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DD2015-outline7" style:family="presentation" style:parent-style-name="ODD201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DD2015-outline8" style:family="presentation" style:parent-style-name="ODD201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DD2015-outline9" style:family="presentation" style:parent-style-name="ODD201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ODD2015-subtitle" style:family="presentation">
      <style:graphic-properties draw:stroke="none" draw:fill="none" draw:textarea-vertical-align="middle">
        <text:list-style style:name="ODD20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DD2015-title" style:family="presentation">
      <style:graphic-properties draw:stroke="none" draw:fill="none" draw:textarea-vertical-align="middle" draw:auto-grow-height="true" fo:min-height="3.506cm">
        <text:list-style style:name="ODD20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Liberation Sans'" style:font-family-generic="roman" style:font-pitch="variable" fo:font-size="4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44pt" style:language-asian="zh" style:country-asian="CN" style:font-style-asian="normal" style:font-weight-asian="normal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ODD2015-backgroundobjects">
      <style:graphic-properties draw:stroke="none" draw:fill="none" draw:fill-color="#ffffff" draw:auto-grow-height="false" fo:min-height="1.449cm"/>
    </style:style>
    <style:style style:name="Mpr2" style:family="presentation" style:parent-style-name="ODD2015-backgroundobjects">
      <style:graphic-properties draw:stroke="none" draw:fill="none" draw:fill-color="#ffffff" draw:auto-grow-height="false" fo:min-height="1.485cm"/>
    </style:style>
    <style:style style:name="Mpr3" style:family="presentation" style:parent-style-name="ODD201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DD2015" style:page-layout-name="PM1" draw:style-name="Mdp1">
      <draw:frame presentation:style-name="ODD2015-title" draw:layer="backgroundobjects" svg:width="25.199cm" svg:height="3.506cm" svg:x="1.4cm" svg:y="0.837cm" presentation:class="title" presentation:placeholder="true">
        <draw:text-box/>
      </draw:frame>
      <draw:frame presentation:style-name="ODD2015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ODD2015-title" draw:layer="backgroundobjects" svg:width="14.848cm" svg:height="11.136cm" svg:x="3.075cm" svg:y="2.257cm" presentation:class="page"/>
        <draw:frame presentation:style-name="ODD2015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2-10T01:17:21.016796297</meta:creation-date>
    <dc:title>ODD2015</dc:title>
    <meta:editing-duration>PT26S</meta:editing-duration>
    <meta:editing-cycles>3</meta:editing-cycles>
    <meta:generator>LibreOffice/3.5$Linux_x86 LibreOffice_project/350m1$Build-2</meta:generator>
    <meta:initial-creator>allan </meta:initial-creator>
    <dc:date>2015-02-18T16:32:15</dc:date>
    <dc:creator>renato </dc:creator>
    <meta:document-statistic meta:object-count="34"/>
    <meta:template xlink:type="simple" xlink:actuate="onRequest" xlink:title="ODD2015" xlink:href="../../../.cache/.fr-PcB03P/.config/libreoffice/4/user/template/ODD2015.otp" meta:date="2015-02-10T01:17:20.73"/>
  </office:meta>
</office:document-meta>
</file>